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6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coflex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3D Printer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Release Spray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cuum Chamber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vlar Fiber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 Poxy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ester Plastic Sheets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-sided adhesive shee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gbe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phragm Pump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enoid Valves (2/3)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 Controller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hium Battery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NanoPi Neo LTS (40x40m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dBe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ech</text:p>
          </table:table-cell>
          <table:table-cell table:formula="of:=[.D32]" office:value-type="float" office:value="139" calcext:value-type="float">
            <text:p>13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rduino</text:p>
          </table:table-cell>
          <table:table-cell/>
        </table:table-row>
        <table:table-row table:style-name="ro1">
          <table:table-cell office:value-type="string" calcext:value-type="string">
            <text:p>Servo Hat (later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asp 4</text:p>
          </table:table-cell>
          <table:table-cell office:value-type="string" calcext:value-type="string">
            <text:p>LABISTS KIT (Amazon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asp Zero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formula="of:=SUM([.D26:.D31])"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 Speaker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aker cable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yes (later)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ber Bumper (later)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SUM([.B26:.B62])" office:value-type="float" office:value="400" calcext:value-type="float">
            <text:p>400</text:p>
          </table:table-cell>
          <table:table-cell table:formula="of:=SUM([.C27:.C62])"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D-EUR adjustment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table:formula="of:=[.B63]-[.B64]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k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er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5:.B69])"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/>
          <table:table-cell table:formula="of:=[.C63]"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/>
          <table:table-cell table:formula="of:=SUM([.B71:.B72])" office:value-type="float" office:value="1054" calcext:value-type="float">
            <text:p>105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8:54:07.6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5T09:12:34.696000000</meta:creation-date>
    <dc:date>2021-01-04T19:39:24.317000000</dc:date>
    <meta:editing-duration>PT2H16M26S</meta:editing-duration>
    <meta:editing-cycles>7</meta:editing-cycles>
    <meta:generator>LibreOffice/6.3.3.2$Windows_X86_64 LibreOffice_project/a64200df03143b798afd1ec74a12ab50359878ed</meta:generator>
    <meta:document-statistic meta:table-count="1" meta:cell-count="147" meta:object-count="0"/>
  </office:meta>
</office:document-meta>
</file>